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76b" officeooo:paragraph-rsid="000907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e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23:13:42.097577787</meta:creation-date>
    <dc:date>2021-05-15T23:13:56.393749659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4.7.2$Linux_X86_64 LibreOffice_project/40$Build-2</meta:generator>
  </office:meta>
</office:document-meta>
</file>